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7.569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8.875cm" svg:height="7.819cm" svg:x="0.563cm" svg:y="1.432cm">
          <draw:text-box>
            <text:p><text:span text:style-name="T1">Imagens</text:span></text:p>
            <text:p><text:span text:style-name="T1">Pra celular. Digital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8:40:48.305288922</dc:date>
    <meta:editing-duration>PT2H56M49S</meta:editing-duration>
    <meta:editing-cycles>14</meta:editing-cycles>
    <meta:generator>LibreOffice/7.0.6.2$Linux_X86_64 LibreOffice_project/00$Build-2</meta:generator>
    <meta:document-statistic meta:object-count="2"/>
  </office:meta>
</office:document-meta>
</file>